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cca8b" officeooo:paragraph-rsid="000cca8b"/>
    </style:style>
    <style:style style:name="P2" style:family="paragraph" style:parent-style-name="Standard">
      <style:text-properties officeooo:paragraph-rsid="000cca8b"/>
    </style:style>
    <style:style style:name="P3" style:family="paragraph" style:parent-style-name="Standard">
      <style:text-properties fo:color="#008000" style:font-name="Consolas" fo:font-size="9pt" fo:font-weight="normal" officeooo:rsid="000cca8b" officeooo:paragraph-rsid="000cca8b" fo:background-color="#ffffff"/>
    </style:style>
    <style:style style:name="T1" style:family="text">
      <style:text-properties fo:font-size="20pt" officeooo:rsid="000d4c59"/>
    </style:style>
    <style:style style:name="T2" style:family="text">
      <style:text-properties fo:font-size="20pt" officeooo:rsid="000cca8b"/>
    </style:style>
    <style:style style:name="T3" style:family="text">
      <style:text-properties officeooo:rsid="000e7f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&lt;!-- All Rights Reserved Christopher Topalian Copyright 2020 --&gt;</text:p>
      <text:p text:style-name="P1"/>
      <text:p text:style-name="P1">NEW VERSION</text:p>
      <text:p text:style-name="P1"/>
      <text:p text:style-name="P1">Missing<text:span text:style-name="T3"> </text:span>Persons<text:span text:style-name="T3"> </text:span>Databas<text:span text:style-name="T3">e Advanced</text:span> Version</text:p>
      <text:p text:style-name="P1"/>
      <text:p text:style-name="P1">Enables Editing of all fields.</text:p>
      <text:p text:style-name="P1"/>
      <text:p text:style-name="P2"><text:span text:style-name="T1">Ability to Save </text:span><text:span text:style-name="T2">.</text:span><text:span text:style-name="T1">js</text:span><text:span text:style-name="T2"> file of all changes.</text:span></text:p>
      <text:p text:style-name="P1"/>
      <text:p text:style-name="P2"><text:span text:style-name="T2">This enables investigators to document facts in a uniform manner, by presenting them with html and css and keeping the data stored using j</text:span><text:span text:style-name="T1">avascript OBJECT</text:span><text:span text:style-name="T2"> format.</text:span></text:p>
      <text:p text:style-name="P1"/>
      <text:p text:style-name="P1">This is an EARLY DRAFT to show the concept.</text:p>
      <text:p text:style-name="P1"/>
      <text:p text:style-name="P1">Most of the app works as intended. </text:p>
      <text:p text:style-name="P1">More testing is needed and much more formatting is requir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15:54:59.039000000</meta:creation-date>
    <dc:title>landscape</dc:title>
    <meta:editing-duration>PT3M39S</meta:editing-duration>
    <meta:editing-cycles>6</meta:editing-cycles>
    <meta:generator>LibreOffice/6.4.3.2$Windows_X86_64 LibreOffice_project/747b5d0ebf89f41c860ec2a39efd7cb15b54f2d8</meta:generator>
    <dc:date>2020-05-17T22:34:49.711000000</dc:date>
    <meta:document-statistic meta:table-count="0" meta:image-count="0" meta:object-count="0" meta:page-count="1" meta:paragraph-count="9" meta:word-count="82" meta:character-count="486" meta:non-whitespace-character-count="413"/>
    <meta:template xlink:type="simple" xlink:actuate="onRequest" xlink:title="landscape" xlink:href="../../AppData/Roaming/LibreOffice/4/user/template/landscape.ott" meta:date="2020-01-02T15:54:58.546000000"/>
  </office:meta>
</office:document-meta>
</file>